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4586" draw:fill-color="#ffffff" draw:textarea-horizontal-align="justify" draw:textarea-vertical-align="middle" draw:auto-grow-height="false" fo:min-height="0.854cm" fo:min-width="2.74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3.366cm" svg:height="1.222cm" svg:x="11.477cm" svg:y="1.1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13.065cm" svg:y1="2.397cm" svg:x2="13.065cm" svg:y2="3.92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30T16:50:05.421934245</meta:creation-date>
    <dc:date>2018-07-30T16:55:50.520590560</dc:date>
    <meta:editing-duration>PT5M48S</meta:editing-duration>
    <meta:editing-cycles>1</meta:editing-cycles>
    <meta:document-statistic meta:object-count="2"/>
    <meta:generator>LibreOffice/6.0.5.2$MacOSX_X86_64 LibreOffice_project/54c8cbb85f300ac59db32fe8a675ff7683cd5a16</meta:generator>
  </office:meta>
</office:document-meta>
</file>